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562e" officeooo:paragraph-rsid="001a56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id works in two dimension and can be combined with flexbox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30T18:46:51.838000000</dc:date>
    <meta:editing-duration>PT1H42M</meta:editing-duration>
    <meta:editing-cycles>1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" meta:word-count="11" meta:character-count="60" meta:non-whitespace-character-count="50"/>
  </office:meta>
</office:document-meta>
</file>